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448497115079558">
            <text:p>8.448497115079558</text:p>
          </table:table-cell>
          <table:table-cell office:value-type="float" office:value="8.388528217996809">
            <text:p>8.388528217996809</text:p>
          </table:table-cell>
          <table:table-cell office:value-type="float" office:value="8.041346320454755">
            <text:p>8.041346320454755</text:p>
          </table:table-cell>
          <table:table-cell office:value-type="float" office:value="7.875231595842347">
            <text:p>7.875231595842347</text:p>
          </table:table-cell>
          <table:table-cell office:value-type="float" office:value="7.729193298141992">
            <text:p>7.729193298141992</text:p>
          </table:table-cell>
          <table:table-cell office:value-type="float" office:value="7.766796971806722">
            <text:p>7.766796971806722</text:p>
          </table:table-cell>
          <table:table-cell office:value-type="float" office:value="7.789791904908706">
            <text:p>7.789791904908706</text:p>
          </table:table-cell>
          <table:table-cell office:value-type="float" office:value="9.041320801083947">
            <text:p>9.041320801083947</text:p>
          </table:table-cell>
          <table:table-cell office:value-type="float" office:value="9.712114864488422">
            <text:p>9.712114864488422</text:p>
          </table:table-cell>
          <table:table-cell office:value-type="float" office:value="9.618910632493582">
            <text:p>9.618910632493582</text:p>
          </table:table-cell>
          <table:table-cell office:value-type="float" office:value="9.418998581830987">
            <text:p>9.418998581830987</text:p>
          </table:table-cell>
          <table:table-cell office:value-type="float" office:value="9.54902533627036">
            <text:p>9.54902533627036</text:p>
          </table:table-cell>
          <table:table-cell office:value-type="float" office:value="9.944348112435948">
            <text:p>9.944348112435948</text:p>
          </table:table-cell>
          <table:table-cell office:value-type="float" office:value="9.856688722432422">
            <text:p>9.856688722432422</text:p>
          </table:table-cell>
          <table:table-cell office:value-type="float" office:value="9.125625181024985">
            <text:p>9.125625181024985</text:p>
          </table:table-cell>
          <table:table-cell office:value-type="float" office:value="9.39563815653458">
            <text:p>9.39563815653458</text:p>
          </table:table-cell>
          <table:table-cell office:value-type="float" office:value="9.399499053028693">
            <text:p>9.399499053028693</text:p>
          </table:table-cell>
          <table:table-cell office:value-type="float" office:value="9.227097045325026">
            <text:p>9.227097045325026</text:p>
          </table:table-cell>
          <table:table-cell office:value-type="float" office:value="8.663158313303365">
            <text:p>8.663158313303365</text:p>
          </table:table-cell>
          <table:table-cell office:value-type="float" office:value="8.510171367193063">
            <text:p>8.510171367193063</text:p>
          </table:table-cell>
          <table:table-cell office:value-type="float" office:value="8.541223510575515">
            <text:p>8.541223510575515</text:p>
          </table:table-cell>
          <table:table-cell office:value-type="float" office:value="8.38357297955779">
            <text:p>8.38357297955779</text:p>
          </table:table-cell>
          <table:table-cell office:value-type="float" office:value="8.120277660398564">
            <text:p>8.120277660398564</text:p>
          </table:table-cell>
          <table:table-cell office:value-type="float" office:value="7.963191160230297">
            <text:p>7.96319116023029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421175623005902">
            <text:p>2.421175623005902</text:p>
          </table:table-cell>
          <table:table-cell office:value-type="float" office:value="2.336484913605725">
            <text:p>2.336484913605725</text:p>
          </table:table-cell>
          <table:table-cell office:value-type="float" office:value="2.204796536902242">
            <text:p>2.204796536902242</text:p>
          </table:table-cell>
          <table:table-cell office:value-type="float" office:value="2.026743046488507">
            <text:p>2.026743046488507</text:p>
          </table:table-cell>
          <table:table-cell office:value-type="float" office:value="1.875086672000926">
            <text:p>1.875086672000926</text:p>
          </table:table-cell>
          <table:table-cell office:value-type="float" office:value="1.8825020868031856">
            <text:p>1.8825020868031856</text:p>
          </table:table-cell>
          <table:table-cell office:value-type="float" office:value="2.061900059049621">
            <text:p>2.061900059049621</text:p>
          </table:table-cell>
          <table:table-cell office:value-type="float" office:value="2.2330543700807994">
            <text:p>2.2330543700807994</text:p>
          </table:table-cell>
          <table:table-cell office:value-type="float" office:value="2.422522649187379">
            <text:p>2.422522649187379</text:p>
          </table:table-cell>
          <table:table-cell office:value-type="float" office:value="2.61034056340561">
            <text:p>2.61034056340561</text:p>
          </table:table-cell>
          <table:table-cell office:value-type="float" office:value="2.3453513987388983">
            <text:p>2.3453513987388983</text:p>
          </table:table-cell>
          <table:table-cell office:value-type="float" office:value="2.4748169743536543">
            <text:p>2.4748169743536543</text:p>
          </table:table-cell>
          <table:table-cell office:value-type="float" office:value="2.5217309501364795">
            <text:p>2.5217309501364795</text:p>
          </table:table-cell>
          <table:table-cell office:value-type="float" office:value="2.564022938613703">
            <text:p>2.564022938613703</text:p>
          </table:table-cell>
          <table:table-cell office:value-type="float" office:value="2.2522822825032476">
            <text:p>2.2522822825032476</text:p>
          </table:table-cell>
          <table:table-cell office:value-type="float" office:value="2.3339078762786682">
            <text:p>2.3339078762786682</text:p>
          </table:table-cell>
          <table:table-cell office:value-type="float" office:value="2.355490263471209">
            <text:p>2.355490263471209</text:p>
          </table:table-cell>
          <table:table-cell office:value-type="float" office:value="2.476971614474278">
            <text:p>2.476971614474278</text:p>
          </table:table-cell>
          <table:table-cell office:value-type="float" office:value="2.466156996939465">
            <text:p>2.466156996939465</text:p>
          </table:table-cell>
          <table:table-cell office:value-type="float" office:value="2.541662162336246">
            <text:p>2.541662162336246</text:p>
          </table:table-cell>
          <table:table-cell office:value-type="float" office:value="2.7119512733909894">
            <text:p>2.7119512733909894</text:p>
          </table:table-cell>
          <table:table-cell office:value-type="float" office:value="2.4400338962328334">
            <text:p>2.4400338962328334</text:p>
          </table:table-cell>
          <table:table-cell office:value-type="float" office:value="2.4734214238195564">
            <text:p>2.4734214238195564</text:p>
          </table:table-cell>
          <table:table-cell office:value-type="float" office:value="2.41489187758725">
            <text:p>2.4148918775872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6995736203713568">
            <text:p>0.6995736203713568</text:p>
          </table:table-cell>
          <table:table-cell office:value-type="float" office:value="0.7693501855587049">
            <text:p>0.7693501855587049</text:p>
          </table:table-cell>
          <table:table-cell office:value-type="float" office:value="0.725907862712025">
            <text:p>0.725907862712025</text:p>
          </table:table-cell>
          <table:table-cell office:value-type="float" office:value="0.7228554765317989">
            <text:p>0.7228554765317989</text:p>
          </table:table-cell>
          <table:table-cell office:value-type="float" office:value="0.6999552801084334">
            <text:p>0.6999552801084334</text:p>
          </table:table-cell>
          <table:table-cell office:value-type="float" office:value="0.7335078009301167">
            <text:p>0.7335078009301167</text:p>
          </table:table-cell>
          <table:table-cell office:value-type="float" office:value="0.7605678736638276">
            <text:p>0.7605678736638276</text:p>
          </table:table-cell>
          <table:table-cell office:value-type="float" office:value="1.354858059689767">
            <text:p>1.354858059689767</text:p>
          </table:table-cell>
          <table:table-cell office:value-type="float" office:value="1.5728879858679918">
            <text:p>1.5728879858679918</text:p>
          </table:table-cell>
          <table:table-cell office:value-type="float" office:value="1.5220063251008338">
            <text:p>1.5220063251008338</text:p>
          </table:table-cell>
          <table:table-cell office:value-type="float" office:value="1.4761038713219174">
            <text:p>1.4761038713219174</text:p>
          </table:table-cell>
          <table:table-cell office:value-type="float" office:value="1.481565013285264">
            <text:p>1.481565013285264</text:p>
          </table:table-cell>
          <table:table-cell office:value-type="float" office:value="1.5813319423298557">
            <text:p>1.5813319423298557</text:p>
          </table:table-cell>
          <table:table-cell office:value-type="float" office:value="1.5455692122985065">
            <text:p>1.5455692122985065</text:p>
          </table:table-cell>
          <table:table-cell office:value-type="float" office:value="1.0894230934466214">
            <text:p>1.0894230934466214</text:p>
          </table:table-cell>
          <table:table-cell office:value-type="float" office:value="1.422873597576948">
            <text:p>1.422873597576948</text:p>
          </table:table-cell>
          <table:table-cell office:value-type="float" office:value="1.424614127243707">
            <text:p>1.424614127243707</text:p>
          </table:table-cell>
          <table:table-cell office:value-type="float" office:value="1.3582666193942183">
            <text:p>1.3582666193942183</text:p>
          </table:table-cell>
          <table:table-cell office:value-type="float" office:value="1.0614457714613619">
            <text:p>1.0614457714613619</text:p>
          </table:table-cell>
          <table:table-cell office:value-type="float" office:value="0.9577434504763571">
            <text:p>0.9577434504763571</text:p>
          </table:table-cell>
          <table:table-cell office:value-type="float" office:value="1.0109478737752498">
            <text:p>1.0109478737752498</text:p>
          </table:table-cell>
          <table:table-cell office:value-type="float" office:value="1.009532257078542">
            <text:p>1.009532257078542</text:p>
          </table:table-cell>
          <table:table-cell office:value-type="float" office:value="0.7302965319204653">
            <text:p>0.7302965319204653</text:p>
          </table:table-cell>
          <table:table-cell office:value-type="float" office:value="0.7314064606138281">
            <text:p>0.731406460613828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09066973456181224">
            <text:p>0.009066973456181224</text:p>
          </table:table-cell>
          <table:table-cell office:value-type="float" office:value="-0.04590872733744577">
            <text:p>-0.04590872733744577</text:p>
          </table:table-cell>
          <table:table-cell office:value-type="float" office:value="-0.05349942697916509">
            <text:p>-0.05349942697916509</text:p>
          </table:table-cell>
          <table:table-cell office:value-type="float" office:value="-0.07329921144928775">
            <text:p>-0.07329921144928775</text:p>
          </table:table-cell>
          <table:table-cell office:value-type="float" office:value="-0.0895064919804422">
            <text:p>-0.0895064919804422</text:p>
          </table:table-cell>
          <table:table-cell office:value-type="float" office:value="-0.06931048574189874">
            <text:p>-0.06931048574189874</text:p>
          </table:table-cell>
          <table:table-cell office:value-type="float" office:value="-0.08331674524216542">
            <text:p>-0.08331674524216542</text:p>
          </table:table-cell>
          <table:table-cell office:value-type="float" office:value="0.1760586990342235">
            <text:p>0.1760586990342235</text:p>
          </table:table-cell>
          <table:table-cell office:value-type="float" office:value="0.224745649716311">
            <text:p>0.224745649716311</text:p>
          </table:table-cell>
          <table:table-cell office:value-type="float" office:value="0.29157582319506486">
            <text:p>0.29157582319506486</text:p>
          </table:table-cell>
          <table:table-cell office:value-type="float" office:value="0.16586991891557026">
            <text:p>0.16586991891557026</text:p>
          </table:table-cell>
          <table:table-cell office:value-type="float" office:value="0.14992894478461533">
            <text:p>0.14992894478461533</text:p>
          </table:table-cell>
          <table:table-cell office:value-type="float" office:value="0.10530775685544587">
            <text:p>0.10530775685544587</text:p>
          </table:table-cell>
          <table:table-cell office:value-type="float" office:value="0.14566854860058587">
            <text:p>0.14566854860058587</text:p>
          </table:table-cell>
          <table:table-cell office:value-type="float" office:value="0.06360105957163142">
            <text:p>0.06360105957163142</text:p>
          </table:table-cell>
          <table:table-cell office:value-type="float" office:value="0.05576401387648322">
            <text:p>0.05576401387648322</text:p>
          </table:table-cell>
          <table:table-cell office:value-type="float" office:value="0.06215552090706218">
            <text:p>0.06215552090706218</text:p>
          </table:table-cell>
          <table:table-cell office:value-type="float" office:value="0.11919893726585738">
            <text:p>0.11919893726585738</text:p>
          </table:table-cell>
          <table:table-cell office:value-type="float" office:value="0.21583854681508252">
            <text:p>0.21583854681508252</text:p>
          </table:table-cell>
          <table:table-cell office:value-type="float" office:value="0.2158641986909998">
            <text:p>0.2158641986909998</text:p>
          </table:table-cell>
          <table:table-cell office:value-type="float" office:value="0.17487155735210178">
            <text:p>0.17487155735210178</text:p>
          </table:table-cell>
          <table:table-cell office:value-type="float" office:value="0.1307539946830964">
            <text:p>0.1307539946830964</text:p>
          </table:table-cell>
          <table:table-cell office:value-type="float" office:value="0.07564804747007307">
            <text:p>0.07564804747007307</text:p>
          </table:table-cell>
          <table:table-cell office:value-type="float" office:value="0.014701753080148008">
            <text:p>0.01470175308014800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